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errname</text:p>
          </table:table-cell>
          <table:table-cell table:style-name="Default" office:value-type="string">
            <text:p>free</text:p>
          </table:table-cell>
          <table:table-cell office:value-type="string">
            <text:p>outdate</text:p>
          </table:table-cell>
          <table:table-cell office:value-type="string">
            <text:p>indate</text:p>
          </table:table-cell>
        </table:table-row>
        <table:table-row table:style-name="ro1">
          <table:table-cell office:value-type="string">
            <text:p>Santa Ros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3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Kelseyville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1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2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3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loverdale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ta Rosa 3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Lakeport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learlake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ndsor 0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ndsor 0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ndsor 0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ndsor 0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ndsor 0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ealdsburg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ealdsburg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1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ohnert Park 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1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1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Petaluma 1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ebastapol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Middletown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Forestville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onoma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onoma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listog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ebastapol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learlake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ice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t. Helen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4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8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10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9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7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1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1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1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onom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ovato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1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6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Napa 5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n Rafael 1</text:p>
          </table:table-cell>
          <table:table-cell office:value-type="string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9T21:57:47</dc:date>
    <meta:document-statistic meta:table-count="1" meta:cell-count="196" meta:object-count="0"/>
    <meta:generator>LibreOffice/4.0.2.2$Linux_X86_64 LibreOffice_project/400m0$Build-2</meta:generator>
  </office:meta>
</office:document-meta>
</file>